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3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Arrow" draw:marker-end-width="0.305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P3" style:family="paragraph">
      <style:text-properties fo:font-family="Arial" style:font-family-generic="swiss" style:font-pitch="variable"/>
    </style:style>
    <style:style style:name="P4" style:family="paragraph">
      <style:text-properties fo:font-family="Arial" style:font-family-generic="swiss" style:font-pitch="variable" fo:font-size="9pt" style:font-size-asian="9pt" style:font-size-complex="9pt"/>
    </style:style>
    <style:style style:name="P5" style:family="paragraph"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family="Arial" style:font-family-generic="swiss" style:font-pitch="variable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4cm" svg:height="2.54cm" svg:x="6.08cm" svg:y="9.89cm">
          <text:p text:style-name="P1"><text:span text:style-name="T1">comp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54cm" svg:height="2.54cm" svg:x="6.08cm" svg:y="13.7cm">
          <text:p text:style-name="P1"><text:span text:style-name="T1">comp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4.81cm" svg:y1="11.795cm" svg:x2="6.08cm" svg:y2="11.795cm">
          <text:p/>
        </draw:line>
        <draw:line draw:style-name="gr2" draw:text-style-name="P1" draw:layer="layout" svg:x1="4.81cm" svg:y1="14.335cm" svg:x2="6.08cm" svg:y2="14.335cm">
          <text:p/>
        </draw:line>
        <draw:line draw:style-name="gr2" draw:text-style-name="P1" draw:layer="layout" svg:x1="2.27cm" svg:y1="15.605cm" svg:x2="6.08cm" svg:y2="15.605cm">
          <text:p/>
        </draw:line>
        <draw:frame draw:style-name="gr3" draw:text-style-name="P4" draw:layer="layout" svg:width="2.352cm" svg:height="0.607cm" svg:x="2.077cm" svg:y="14.998cm">
          <draw:text-box>
            <text:p text:style-name="P3"><text:span text:style-name="T2">Expression 2</text:span></text:p>
          </draw:text-box>
        </draw:frame>
        <draw:frame draw:style-name="gr4" draw:text-style-name="P4" draw:layer="layout" svg:width="2.331cm" svg:height="0.607cm" svg:x="2.098cm" svg:y="12.479cm">
          <draw:text-box>
            <text:p text:style-name="P3"><text:span text:style-name="T2">Assumptions</text:span></text:p>
          </draw:text-box>
        </draw:frame>
        <draw:frame draw:style-name="gr5" draw:text-style-name="P5" draw:layer="layout" svg:width="2.018cm" svg:height="0.607cm" svg:x="14.857cm" svg:y="13.347cm">
          <draw:text-box>
            <text:p><text:span text:style-name="T1">Total locus</text:span></text:p>
          </draw:text-box>
        </draw:frame>
        <draw:line draw:style-name="gr2" draw:text-style-name="P1" draw:layer="layout" svg:x1="8.62cm" svg:y1="14.97cm" svg:x2="14.97cm" svg:y2="14.97cm">
          <text:p/>
        </draw:line>
        <draw:frame draw:style-name="gr5" draw:text-style-name="P5" draw:layer="layout" svg:width="1.73cm" svg:height="0.607cm" svg:x="14.843cm" svg:y="14.617cm">
          <draw:text-box>
            <text:p><text:span text:style-name="T1">Type 2</text:span></text:p>
          </draw:text-box>
        </draw:frame>
        <draw:frame draw:style-name="gr5" draw:text-style-name="P5" draw:layer="layout" svg:width="2.318cm" svg:height="0.963cm" svg:x="14.843cm" svg:y="15.404cm">
          <draw:text-box>
            <text:p><text:span text:style-name="T1">Compiled</text:span></text:p>
            <text:p><text:span text:style-name="T1">expression 2</text:span></text:p>
          </draw:text-box>
        </draw:frame>
        <draw:frame draw:style-name="gr5" draw:text-style-name="P5" draw:layer="layout" svg:width="1.912cm" svg:height="0.607cm" svg:x="14.843cm" svg:y="12.077cm">
          <draw:text-box>
            <text:p><text:span text:style-name="T1">Total links</text:span></text:p>
          </draw:text-box>
        </draw:frame>
        <draw:line draw:style-name="gr2" draw:text-style-name="P1" draw:layer="layout" svg:x1="8.62cm" svg:y1="15.859cm" svg:x2="14.97cm" svg:y2="15.859cm">
          <text:p/>
        </draw:line>
        <draw:line draw:style-name="gr6" draw:text-style-name="P1" draw:layer="layout" svg:x1="8.62cm" svg:y1="14.081cm" svg:x2="9.89cm" svg:y2="14.081cm">
          <text:p/>
        </draw:line>
        <draw:line draw:style-name="gr6" draw:text-style-name="P1" draw:layer="layout" svg:x1="9.89cm" svg:y1="12.049cm" svg:x2="9.889cm" svg:y2="14.08cm">
          <text:p/>
        </draw:line>
        <draw:line draw:style-name="gr6" draw:text-style-name="P1" draw:layer="layout" svg:x1="9.89cm" svg:y1="12.049cm" svg:x2="8.62cm" svg:y2="12.049cm">
          <text:p/>
        </draw:line>
        <draw:line draw:style-name="gr6" draw:text-style-name="P1" draw:layer="layout" svg:x1="12.43cm" svg:y1="11.541cm" svg:x2="8.62cm" svg:y2="11.541cm">
          <text:p/>
        </draw:line>
        <draw:line draw:style-name="gr6" draw:text-style-name="P1" draw:layer="layout" svg:x1="12.43cm" svg:y1="14.589cm" svg:x2="8.62cm" svg:y2="14.589cm">
          <text:p/>
        </draw:line>
        <draw:line draw:style-name="gr6" draw:text-style-name="P1" draw:layer="layout" svg:x1="12.43cm" svg:y1="11.541cm" svg:x2="12.43cm" svg:y2="14.589cm">
          <text:p/>
        </draw:line>
        <draw:custom-shape draw:style-name="gr1" draw:text-style-name="P2" draw:layer="layout" svg:width="1.27cm" svg:height="1.27cm" svg:x="9.255cm" svg:y="11.795cm">
          <text:p text:style-name="P1"><text:span text:style-name="T1">un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1.27cm" svg:x="11.16cm" svg:y="13.065cm">
          <text:p text:style-name="P1"><text:span text:style-name="T1">unif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0.525cm" svg:y1="12.43cm" svg:x2="14.97cm" svg:y2="12.43cm">
          <text:p/>
        </draw:line>
        <draw:line draw:style-name="gr7" draw:text-style-name="P1" draw:layer="layout" svg:x1="13.7cm" svg:y1="13.7cm" svg:x2="14.97cm" svg:y2="13.7cm">
          <text:p/>
        </draw:line>
        <draw:line draw:style-name="gr2" draw:text-style-name="P1" draw:layer="layout" svg:x1="8.62cm" svg:y1="11.16cm" svg:x2="14.97cm" svg:y2="11.16cm">
          <text:p/>
        </draw:line>
        <draw:line draw:style-name="gr2" draw:text-style-name="P1" draw:layer="layout" svg:x1="8.62cm" svg:y1="10.271cm" svg:x2="14.97cm" svg:y2="10.271cm">
          <text:p/>
        </draw:line>
        <draw:line draw:style-name="gr6" draw:text-style-name="P1" draw:layer="layout" svg:x1="4.81cm" svg:y1="11.795cm" svg:x2="4.81cm" svg:y2="14.335cm">
          <text:p/>
        </draw:line>
        <draw:line draw:style-name="gr6" draw:text-style-name="P1" draw:layer="layout" svg:x1="2.27cm" svg:y1="13.065cm" svg:x2="4.81cm" svg:y2="13.065cm">
          <text:p/>
        </draw:line>
        <draw:line draw:style-name="gr2" draw:text-style-name="P1" draw:layer="layout" svg:x1="2.27cm" svg:y1="10.525cm" svg:x2="6.08cm" svg:y2="10.525cm">
          <text:p/>
        </draw:line>
        <draw:frame draw:style-name="gr3" draw:text-style-name="P4" draw:layer="layout" svg:width="2.352cm" svg:height="0.607cm" svg:x="2.077cm" svg:y="9.918cm">
          <draw:text-box>
            <text:p text:style-name="P3"><text:span text:style-name="T2">Expression 1</text:span></text:p>
          </draw:text-box>
        </draw:frame>
        <draw:frame draw:style-name="gr5" draw:text-style-name="P5" draw:layer="layout" svg:width="2.318cm" svg:height="0.963cm" svg:x="14.938cm" svg:y="9.763cm">
          <draw:text-box>
            <text:p><text:span text:style-name="T1">Compiled</text:span></text:p>
            <text:p><text:span text:style-name="T1">expression 1</text:span></text:p>
          </draw:text-box>
        </draw:frame>
        <draw:frame draw:style-name="gr5" draw:text-style-name="P5" draw:layer="layout" svg:width="1.463cm" svg:height="0.607cm" svg:x="14.843cm" svg:y="10.807cm">
          <draw:text-box>
            <text:p><text:span text:style-name="T1">Type 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urent </meta:initial-creator>
    <meta:creation-date>2012-08-17T23:01:54</meta:creation-date>
    <dc:date>2012-08-17T23:20:24</dc:date>
    <dc:creator>laurent </dc:creator>
    <meta:editing-duration>PT2M47S</meta:editing-duration>
    <meta:editing-cycles>1</meta:editing-cycles>
    <meta:document-statistic meta:object-count="31"/>
    <meta:generator>LibreOffice/3.5$Linux_x86 LibreOffice_project/350m1$Build-2</meta:generator>
  </office:meta>
</office:document-meta>
</file>